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4.7059in" draw:caption-point-x="-0.2402in" draw:caption-point-y="0.5949in">
              <dc:creator>LS</dc:creator>
              <dc:date>2018-12-04T00:00:00</dc:date>
              <text:p text:style-name="P1">Not in the original list (JSClassFinder)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12/04/2018</text:date>, <text:time>16:18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4T16:18:02</dc:date>
    <dc:creator>Leonardo Silva</dc:creator>
    <meta:generator>OpenOffice/4.1.5$Unix OpenOffice.org_project/415m1$Build-9789</meta:generator>
    <meta:editing-duration>PT5H54M13S</meta:editing-duration>
    <meta:editing-cycles>12</meta:editing-cycles>
    <meta:document-statistic meta:table-count="1" meta:cell-count="253" meta:object-count="0"/>
  </office:meta>
</office:document-meta>
</file>